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cc748" officeooo:paragraph-rsid="001cc748"/>
    </style:style>
    <style:style style:name="P2" style:family="paragraph" style:parent-style-name="Standard">
      <style:paragraph-properties fo:text-align="center" style:justify-single-word="false"/>
      <style:text-properties fo:font-size="24pt" officeooo:rsid="001cc748" officeooo:paragraph-rsid="001cc748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cc748" officeooo:paragraph-rsid="001cc74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c748" officeooo:paragraph-rsid="001cc748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cc748" officeooo:paragraph-rsid="001cc748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e4f8e" officeooo:paragraph-rsid="001e4f8e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fc781" officeooo:paragraph-rsid="001fc781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22fe28" officeooo:paragraph-rsid="0022fe28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250a04" officeooo:paragraph-rsid="00250a0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50a04" officeooo:paragraph-rsid="00250a04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officeooo:rsid="00250a04" officeooo:paragraph-rsid="00250a04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officeooo:rsid="0025e745" officeooo:paragraph-rsid="0025e745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officeooo:rsid="001cc748" officeooo:paragraph-rsid="001cc748" style:font-size-asian="12pt" style:font-size-complex="12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officeooo:rsid="001e4f8e"/>
    </style:style>
    <style:style style:name="T4" style:family="text">
      <style:text-properties officeooo:rsid="001fc781"/>
    </style:style>
    <style:style style:name="T5" style:family="text">
      <style:text-properties officeooo:rsid="0022fe28"/>
    </style:style>
    <style:style style:name="T6" style:family="text">
      <style:text-properties officeooo:rsid="00245d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es for Group 1;</text:p>
      <text:p text:style-name="P2"><text:span text:style-name="T1">Lab 2</text:span></text:p>
      <text:p text:style-name="P2"><text:span text:style-name="T2"/></text:p>
      <text:p text:style-name="P3"/>
      <text:p text:style-name="P13">This lab / meeting took place on Tuesday the 1<text:span text:style-name="T6">9</text:span>th of September, 2017. </text:p>
      <text:p text:style-name="P4">What happened:</text:p>
      <text:p text:style-name="P4"/>
      <text:list xml:id="list3725416704403097519" text:style-name="L1">
        <text:list-item>
          <text:p text:style-name="P5">The group came together and read over the descriptions for Assignments 2 and 3 <text:span text:style-name="T5">and we identified tasks</text:span></text:p>
        </text:list-item>
        <text:list-item>
          <text:p text:style-name="P5"><text:span text:style-name="T4">Andrew, Mark and I</text:span> researched options for Gantt Charting software</text:p>
        </text:list-item>
        <text:list-item>
          <text:p text:style-name="P7">As a group we watched the tutorial on Gantt Charts in excel by Akshay</text:p>
        </text:list-item>
        <text:list-item>
          <text:p text:style-name="P5">We decided on using GanttProject</text:p>
        </text:list-item>
        <text:list-item>
          <text:p text:style-name="P5">Jovana and started working on the code conventions <text:span text:style-name="T3">document</text:span></text:p>
        </text:list-item>
        <text:list-item>
          <text:p text:style-name="P8">Maddie reviewed and completed the team contract, as well as splitting the upcoming assignments into tasks</text:p>
        </text:list-item>
        <text:list-item>
          <text:p text:style-name="P6">Andrew started the Gantt Chart</text:p>
        </text:list-item>
        <text:list-item>
          <text:p text:style-name="P7">Andrew and Kevin created the Gantt Chart for the current assignment, and the upcoming assignments</text:p>
        </text:list-item>
        <text:list-item>
          <text:p text:style-name="P9">We as a group reviewed and made changes to the coding convention document and uploaded it to Trello</text:p>
        </text:list-item>
        <text:list-item>
          <text:p text:style-name="P9">We as a group reviewed and made changes to the Gantt Chart and uploaded it to Trello</text:p>
        </text:list-item>
      </text:list>
      <text:p text:style-name="P10"/>
      <text:p text:style-name="P10">Tasks completed in the lab:</text:p>
      <text:p text:style-name="P10"/>
      <text:list xml:id="list8602559520834630591" text:style-name="L2">
        <text:list-item>
          <text:p text:style-name="P12">Learned about Gantt Charts</text:p>
        </text:list-item>
        <text:list-item>
          <text:p text:style-name="P11">Gantt Chart created and uploaded</text:p>
        </text:list-item>
        <text:list-item>
          <text:p text:style-name="P11">Team Contact reviewed and uploaded</text:p>
        </text:list-item>
        <text:list-item>
          <text:p text:style-name="P11">Coding conventions document created, completed and uploaded</text:p>
        </text:list-item>
        <text:list-item>
          <text:p text:style-name="P11">Meeting Minutes directory created and backed up to the team GitHub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c748" officeooo:paragraph-rsid="001cc74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icholas Skoretz<text:tab/>CIS3250<text:tab/>2017-09-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18:06.669073193</meta:creation-date>
    <dc:date>2017-09-19T13:30:46.736785804</dc:date>
    <meta:editing-duration>PT9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04" meta:character-count="1145" meta:non-whitespace-character-count="976"/>
  </office:meta>
</office:document-meta>
</file>